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等线" svg:font-family="等线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family-generic="modern"/>
    </style:style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acc</text:p>
          </table:table-cell>
          <table:table-cell office:value-type="string" table:style-name="ce1">
            <text:p>classifier</text:p>
          </table:table-cell>
          <table:table-cell office:value-type="string" table:style-name="ce1">
            <text:p>only drop cols</text:p>
          </table:table-cell>
          <table:table-cell office:value-type="string" table:style-name="ce1">
            <text:p>dealt outliers</text:p>
          </table:table-cell>
          <table:table-cell office:value-type="string" table:style-name="ce1">
            <text:p>resacling</text:p>
          </table:table-cell>
          <table:table-cell office:value-type="string" table:style-name="ce1">
            <text:p>oversampling</text:p>
          </table:table-cell>
          <table:table-cell office:value-type="string" table:style-name="ce1">
            <text:p>encode</text:p>
          </table:table-cell>
          <table:table-cell table:number-columns-repeated="16377"/>
        </table:table-row>
        <table:table-row table:style-name="ro1">
          <table:table-cell office:value-type="float" office:value="0.95454545454545403" table:style-name="ce2">
            <text:p>0.954545455</text:p>
          </table:table-cell>
          <table:table-cell office:value-type="string" table:style-name="ce1">
            <text:p>svm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0.95454545454545403" table:style-name="ce2">
            <text:p>0.954545455</text:p>
          </table:table-cell>
          <table:table-cell office:value-type="string" table:style-name="ce1">
            <text:p>svm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0.95454545454545403" table:style-name="ce2">
            <text:p>0.954545455</text:p>
          </table:table-cell>
          <table:table-cell office:value-type="string" table:style-name="ce1">
            <text:p>sv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0.95454545454545403" table:style-name="ce2">
            <text:p>0.954545455</text:p>
          </table:table-cell>
          <table:table-cell office:value-type="string" table:style-name="ce1">
            <text:p>svm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0.86868686868686795" table:style-name="ce2">
            <text:p>0.868686869</text:p>
          </table:table-cell>
          <table:table-cell office:value-type="string" table:style-name="ce1">
            <text:p>sgd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0.87373737373737304" table:style-name="ce2">
            <text:p>0.873737374</text:p>
          </table:table-cell>
          <table:table-cell office:value-type="string" table:style-name="ce1">
            <text:p>sgd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0.88383838383838298" table:style-name="ce2">
            <text:p>0.883838384</text:p>
          </table:table-cell>
          <table:table-cell office:value-type="string" table:style-name="ce1">
            <text:p>sgd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0.88888888888888795" table:style-name="ce2">
            <text:p>0.888888889</text:p>
          </table:table-cell>
          <table:table-cell office:value-type="string" table:style-name="ce1">
            <text:p>sg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0.95454545454545403" table:style-name="ce2">
            <text:p>0.954545455</text:p>
          </table:table-cell>
          <table:table-cell office:value-type="string" table:style-name="ce1">
            <text:p>svm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0.87878787878787801" table:style-name="ce2">
            <text:p>0.878787879</text:p>
          </table:table-cell>
          <table:table-cell office:value-type="string" table:style-name="ce1">
            <text:p>sg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0.94949494949494895" table:style-name="ce2">
            <text:p>0.949494949</text:p>
          </table:table-cell>
          <table:table-cell office:value-type="string" table:style-name="ce1">
            <text:p>svm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0.939393939393939" table:style-name="ce2">
            <text:p>0.939393939</text:p>
          </table:table-cell>
          <table:table-cell office:value-type="string" table:style-name="ce1">
            <text:p>sg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等线" svg:font-family="等线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胡辰昕</meta:initial-creator>
    <dc:creator>胡辰昕</dc:creator>
    <meta:creation-date>2015-06-05T18:19:34Z</meta:creation-date>
    <dc:date>2022-03-25T04:32:14Z</dc:date>
  </office:meta>
</office:document-meta>
</file>